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29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0" style:family="paragraph" style:parent-style-name="Standard">
      <style:text-properties officeooo:paragraph-rsid="08a6391a"/>
    </style:style>
    <style:style style:name="P31" style:family="paragraph" style:parent-style-name="Standard">
      <style:text-properties fo:font-size="9pt" style:font-size-asian="9pt" style:font-size-complex="9pt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8df1114" style:font-size-asian="10pt" style:font-style-asian="normal" style:font-weight-asian="normal" style:font-name-complex="Arial" style:font-size-complex="10pt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style:style style:name="T29" style:family="text">
      <style:text-properties style:font-name="Pyidaungsu" officeooo:rsid="0016aab4" style:font-name-complex="Pyidaungsu"/>
    </style:style>
    <style:style style:name="T30" style:family="text">
      <style:text-properties style:font-name="Pyidaungsu" officeooo:rsid="082938f6" style:font-name-complex="Pyidaungsu"/>
    </style:style>
    <style:style style:name="T31" style:family="text">
      <style:text-properties style:font-name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6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6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0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0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0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0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0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0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3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2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4">စဥ်</text:p>
          </table:table-cell>
          <table:table-cell table:style-name="Table5.A1" office:value-type="string">
            <text:p text:style-name="P44">လအမည်</text:p>
          </table:table-cell>
          <table:table-cell table:style-name="Table5.A1" office:value-type="string">
            <text:p text:style-name="P44">ရရှိသည့် လစာဝင်ငွေ</text:p>
            <text:p text:style-name="P44"><text:s/>စုစုပေါင်း (ကျပ်)</text:p>
          </table:table-cell>
          <table:table-cell table:style-name="Table5.A1" office:value-type="string">
            <text:p text:style-name="P44">ပေးဆောင်သည့် </text:p>
            <text:p text:style-name="P44">အခွန်(ကျပ်)</text:p>
          </table:table-cell>
          <table:table-cell table:style-name="Table5.A1" office:value-type="string">
            <text:p text:style-name="P44">အခွန်ပေးသွင်းမှု</text:p>
            <text:p text:style-name="P44">အထောက်အထား</text:p>
            <text:p text:style-name="P44">အမှတ်</text:p>
          </table:table-cell>
          <table:table-cell table:style-name="Table5.F1" office:value-type="string">
            <text:p text:style-name="P44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1" office:value-type="string">
            <text:p text:style-name="P43">အထက်ပါ အချက်အလက်များ မှန်ကန်ပါသည်။</text:p>
            <text:p text:style-name="P31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8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1"/></text:span><text:span text:style-name="T23"><text:s text:c="3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2304">
          <table:table-cell table:style-name="Table7.A5" office:value-type="string">
            <text:p text:style-name="P3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6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</text:p>
            <text:p text:style-name="P3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15">နုတ်ယူခြင်းခံရသည့်</text:span></text:p>
            <text:p text:style-name="P38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text:span text:style-name="T31"><text:s/>[အခွန်ဆိုင်ရာ စီမံအုပ်ချုပ်မှု ဥပဒေ ပုဒ်မ ၇၄၊ ပုဒ်မခွဲ (ဃ)]</text:span>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8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19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8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7"/>
      <text:p text:style-name="P2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4H7M25S</meta:editing-duration>
    <meta:editing-cycles>1162</meta:editing-cycles>
    <dc:date>2022-12-08T11:26:43.543000000</dc:date>
    <meta:document-statistic meta:table-count="8" meta:image-count="0" meta:object-count="0" meta:page-count="3" meta:paragraph-count="85" meta:word-count="337" meta:character-count="2551" meta:non-whitespace-character-count="2118"/>
  </office:meta>
</office:document-meta>
</file>